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'Helvetica Neue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bold" officeooo:rsid="00013927" officeooo:paragraph-rsid="00013927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01248d" officeooo:paragraph-rsid="0001248d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use-window-font-color="true" style:font-name="Liberation Serif" fo:font-weight="bold" officeooo:rsid="00045b6d" officeooo:paragraph-rsid="00045b6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01248d" officeooo:paragraph-rsid="0001248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013927" officeooo:paragraph-rsid="00013927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0359db" officeooo:paragraph-rsid="000359db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 officeooo:rsid="000359db" officeooo:paragraph-rsid="000359d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officeooo:paragraph-rsid="000359db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widows="1" fo:text-indent="0cm" style:auto-text-indent="false" fo:padding="0cm" fo:border="none"/>
      <style:text-properties style:use-window-font-color="true" style:font-name="Liberation Serif" fo:font-size="12pt" officeooo:paragraph-rsid="000359db" style:font-size-asian="12pt" style:font-size-complex="12pt"/>
    </style:style>
    <style:style style:name="P12" style:family="paragraph" style:parent-style-name="Text_20_body" style:list-style-name="L1" style:master-page-name="">
      <style:paragraph-properties fo:margin-left="0.101cm" fo:margin-right="0cm" fo:margin-top="0cm" fo:margin-bottom="0cm" style:contextual-spacing="false" style:line-height-at-least="0.529cm" fo:text-align="start" style:justify-single-word="false" fo:widows="1" fo:text-indent="0cm" style:auto-text-indent="false" style:page-number="auto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01248d" officeooo:paragraph-rsid="0001248d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13927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359db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0359db" style:text-blinking="false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style:use-window-font-color="true" fo:font-size="12pt" fo:letter-spacing="normal" fo:font-style="normal" fo:font-weight="normal" officeooo:rsid="000359db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0359db" style:font-weight-asian="normal" style:font-weight-complex="normal"/>
    </style:style>
    <style:style style:name="T7" style:family="text">
      <style:text-properties fo:font-variant="normal" fo:text-transform="none" fo:color="#cf4da5" style:text-line-through-style="none" style:text-line-through-type="none" style:font-name="Lucida Grande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cf4da5" style:text-line-through-style="none" style:text-line-through-type="none" style:font-name="Liberation 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cf4da5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252525" fo:letter-spacing="normal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letter-spacing="normal" fo:font-style="normal" fo:font-weight="normal" officeooo:rsid="000359db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7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8" style:family="text">
      <style:text-properties officeooo:rsid="00013927"/>
    </style:style>
    <style:style style:name="T19" style:family="text">
      <style:text-properties officeooo:rsid="000359db"/>
    </style:style>
    <style:style style:name="T20" style:family="text">
      <style:text-properties fo:color="#cf4da5" style:text-line-through-style="none" style:text-line-through-type="none" style:font-name="Lucida Grande" fo:font-size="10.5pt" style:text-underline-style="none" officeooo:rsid="000359db" style:text-blinking="false"/>
    </style:style>
    <style:style style:name="T21" style:family="text">
      <style:text-properties fo:color="#cf4da5" style:text-line-through-style="none" style:text-line-through-type="none" style:font-name="Liberation Serif" fo:font-size="10.5pt" style:text-underline-style="none" officeooo:rsid="000359db" style:text-blinking="false"/>
    </style:style>
    <style:style style:name="T22" style:family="text">
      <style:text-properties fo:color="#cf4da5" style:text-line-through-style="none" style:text-line-through-type="none" style:font-name="Liberation Serif" style:text-underline-style="none" officeooo:rsid="000359db" style:text-blinking="false"/>
    </style:style>
    <style:style style:name="T23" style:family="text">
      <style:text-properties style:text-line-through-style="none" style:text-line-through-type="none" style:font-name="Liberation Serif" style:text-underline-style="none" officeooo:rsid="000359db" style:text-blinking="false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41299404989533330" text:style-name="L1">
        <text:list-item>
          <text:p text:style-name="P5"><text:bookmark text:name="yui_3_17_2_2_1443021909242_139"/>Razona por qué crees que en la actualidad tienen tanta importancia las aplicaciones web</text:p>
          <text:p text:style-name="P6">Con el avance de la red la gente cada vez depende mas de la disponibilidad y facilidad a la hora de poder acceder a documentos y programas los cuales permitan trabajar desde cualquier lugar con el mínimo equipo posible. <text:span text:style-name="T18">Por ello las aplicaciones web están teniendo un auge tan rápido y que cada vez mas es mas aceptado incluso con los múltiples problemas de seguridad y privacidad que tubo en sus inicios y que aun ahora salen fallos.</text:span></text:p>
        </text:list-item>
      </text:list>
      <text:p text:style-name="P2"/>
      <text:list xml:id="list182558010470569" text:continue-numbering="true" text:style-name="L1">
        <text:list-item>
          <text:p text:style-name="P5"><text:bookmark text:name="yui_3_17_2_2_1443021909242_146"/><text:bookmark text:name="yui_3_17_2_2_1443021909242_147"/><text:bookmark text:name="yui_3_17_2_2_1443021909242_148"/>Indica distintos tipos de aplicaciones (poniendo algún ejemplo en cada uno de los casos) en las que sea preferible la implantación como:</text:p>
          <text:list>
            <text:list-item>
              <text:p text:style-name="P5">aplicación web</text:p>
              <text:p text:style-name="P12">YouTube</text:p>
            </text:list-item>
            <text:list-item>
              <text:p text:style-name="P5">aplicación convencional de escritorio</text:p>
              <text:p text:style-name="P6">navegador web</text:p>
            </text:list-item>
            <text:list-item>
              <text:p text:style-name="P5">sea indiferente</text:p>
              <text:p text:style-name="P6">calculadora, comunicación voip</text:p>
            </text:list-item>
          </text:list>
        </text:list-item>
        <text:list-item>
          <text:p text:style-name="P5"><text:bookmark text:name="yui_3_17_2_2_1443021909242_143"/><text:bookmark text:name="yui_3_17_2_2_1443021909242_144"/><text:bookmark text:name="yui_3_17_2_2_1443021909242_145"/>Encuentra varios lenguajes de script de servidor que se utilicen actualmente además del php y el asp. Señala ejemplos de aplicaciones web programadas en dichos lenguajes.</text:p>
        </text:list-item>
      </text:list>
      <text:p text:style-name="P7">Python: <text:span text:style-name="T19">framework django y algunas de las aplicaciones de google</text:span></text:p>
      <text:p text:style-name="P10"><text:span text:style-name="T1">Ruby:</text:span><text:span text:style-name="T1"> </text:span><text:span text:style-name="T3">BigCartel, </text:span><text:span text:style-name="T4">CommunityWalk</text:span><text:span text:style-name="T3">, </text:span><text:span text:style-name="T4">Projectstat.us</text:span></text:p>
      <text:p text:style-name="P1"/>
      <text:list xml:id="list182557410459406" text:continue-numbering="true" text:style-name="L1">
        <text:list-item>
          <text:p text:style-name="P5">Enumera algunas tecnologías de servidores de aplicaciones web que se utilicen habitualmente. Indica también algunos servidores de aplicaciones comerciales o de software libre existentes.</text:p>
          <text:p text:style-name="P8">.NET Framework, JEE2</text:p>
        </text:list-item>
      </text:list>
      <text:p text:style-name="P11"><text:span text:style-name="T14">Comerciales: Java EE, </text:span><text:span text:style-name="T15">Internet Information Server</text:span></text:p>
      <text:p text:style-name="P9">Libres: Base4 Server, Zope</text:p>
      <text:p text:style-name="P4"/>
      <text:list xml:id="list182558678812784" text:continue-numbering="true" text:style-name="L1">
        <text:list-item>
          <text:p text:style-name="P5">Indica algún servidor de aplicaciones existente en la actualidad que no esté basado en java</text:p>
        </text:list-item>
      </text:list>
      <text:p text:style-name="P3"><text:span text:style-name="T24">I</text:span><text:span text:style-name="T17">nternet</text:span><text:span text:style-name="T16"> Information Server de microsoft que esta heche en .NET framewo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Arial, 'Helvetica Neue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09-23T18:03:48.647791234</meta:creation-date>
    <dc:date>2015-09-30T18:25:56.928477722</dc:date>
    <dc:creator>RAMON SERGIO</dc:creator>
    <meta:editing-duration>PT10M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39" meta:character-count="1520" meta:non-whitespace-character-count="1307"/>
  </office:meta>
</office:document-meta>
</file>